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3.296cm"/>
    </style:style>
    <style:style style:name="co4" style:family="table-column">
      <style:table-column-properties fo:break-before="auto" style:column-width="12.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ccurs in tagsets</text:p>
          </table:table-cell>
          <table:table-cell table:style-name="ce1" office:value-type="string" calcext:value-type="string">
            <text:p>Documentation</text:p>
          </table:table-cell>
          <table:table-cell table:style-name="ce1" table:number-columns-repeated="1020"/>
        </table:table-row>
        <table:table-row table:style-name="ro1">
          <table:table-cell table:number-columns-repeated="2" office:value-type="string" calcext:value-type="string">
            <text:p>abbr</text:p>
          </table:table-cell>
          <table:table-cell office:value-type="string" calcext:value-type="string">
            <text:p>19: ar::conll, ar::conll2007, ar::padt, cs::ajka, cs::cnk, cs::conll, cs::conll2009, cs::multext, cs::pdt, cs::pmk, cs::pmkkr, da::conll, fi::conll, hr::multext, hu::conll, sk::snk, sl::conll, sv::hajic, tr::trmorph</text:p>
          </table:table-cell>
          <table:table-cell office:value-type="string" calcext:value-type="string">
            <text:p>https://wiki.ufal.ms.mff.cuni.cz/user:zeman:interset:features#abb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typ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2: ar::conll, ar::conll2007</text:p>
          </table:table-cell>
          <table:table-cell office:value-type="string" calcext:value-type="string">
            <text:p>https://wiki.ufal.ms.mff.cuni.cz/user:zeman:interset:features#adj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typ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20: bn::conll, de::conll, de::conll2009, de::stts, en::conll, en::conll2009, en::penn, eu::conll, it::conll, mul::google, no::conll, pt::conll, ro::rdt, sv::conll, sv::hajic, sv::mamba, ta::tamiltb, te::conll, tr::conll, tr::trmorph</text:p>
          </table:table-cell>
          <table:table-cell office:value-type="string" calcext:value-type="string">
            <text:p>https://wiki.ufal.ms.mff.cuni.cz/user:zeman:interset:features#adj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type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3: en::conll, en::conll2009, en::penn</text:p>
          </table:table-cell>
          <table:table-cell office:value-type="string" calcext:value-type="string">
            <text:p>https://wiki.ufal.ms.mff.cuni.cz/user:zeman:interset:features#adj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postype</text:p>
          </table:table-cell>
          <table:table-cell office:value-type="string" calcext:value-type="string">
            <text:p>comprep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adpos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postyp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1: ja::ipadic</text:p>
          </table:table-cell>
          <table:table-cell office:value-type="string" calcext:value-type="string">
            <text:p>https://wiki.ufal.ms.mff.cuni.cz/user:zeman:interset:features#adpos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postype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13: ar::conll, ar::conll2007, ar::padt, bg::conll, cs::ajka, cs::cnk, cs::conll, cs::conll2009, cs::multext, cs::pdt, cs::pmk, cs::pmkkr, hr::multext</text:p>
          </table:table-cell>
          <table:table-cell office:value-type="string" calcext:value-type="string">
            <text:p>https://wiki.ufal.ms.mff.cuni.cz/user:zeman:interset:features#adpos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postype</text:p>
          </table:table-cell>
          <table:table-cell office:value-type="string" calcext:value-type="string">
            <text:p>preppron</text:p>
          </table:table-cell>
          <table:table-cell office:value-type="string" calcext:value-type="string">
            <text:p>5: cs::cnk, cs::conll, cs::conll2009, cs::multext, cs::pdt</text:p>
          </table:table-cell>
          <table:table-cell office:value-type="string" calcext:value-type="string">
            <text:p>https://wiki.ufal.ms.mff.cuni.cz/user:zeman:interset:features#adpos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postype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adpos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2: bg::conll, cs::ajka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4: bg::conll, cs::ajka, hi::conll, ja::conll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3: en::conll, en::conll2009, en::penn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5: bg::conll, cs::ajka, cs::pmk, hi::conll, tr::trmorph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4: bg::conll, cs::ajka, fi::conll, hi::conll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4: bg::conll, cs::ajka, cs::pmk, cs::pmkkr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3: cs::ajka, cs::pmk, cs::pmkkr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typ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4: bg::conll, cs::ajka, cs::pmk, ja::conll</text:p>
          </table:table-cell>
          <table:table-cell office:value-type="string" calcext:value-type="string">
            <text:p>https://wiki.ufal.ms.mff.cuni.cz/user:zeman:interset:features#adv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eness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17: cs::ajka, cs::cnk, cs::conll, cs::conll2009, cs::multext, cs::pdt, cs::pmk, cs::pmkkr, eu::conll, fa::conll, hr::multext, pl::conll2009, pl::ipipan, ru::syntagrus, sk::snk, ta::tamiltb, tr::trmorph</text:p>
          </table:table-cell>
          <table:table-cell office:value-type="string" calcext:value-type="string">
            <text:p>https://wiki.ufal.ms.mff.cuni.cz/user:zeman:interset:features#anima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eness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15: cs::ajka, cs::cnk, cs::conll, cs::conll2009, cs::multext, cs::pdt, cs::pmk, cs::pmkkr, eu::conll, fa::conll, hr::multext, pl::conll2009, pl::ipipan, ru::syntagrus, sk::snk</text:p>
          </table:table-cell>
          <table:table-cell office:value-type="string" calcext:value-type="string">
            <text:p>https://wiki.ufal.ms.mff.cuni.cz/user:zeman:interset:features#anima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eness</text:p>
          </table:table-cell>
          <table:table-cell office:value-type="string" calcext:value-type="string">
            <text:p>nhum</text:p>
          </table:table-cell>
          <table:table-cell office:value-type="string" calcext:value-type="string">
            <text:p>2: pl::conll2009, pl::ipipan</text:p>
          </table:table-cell>
          <table:table-cell office:value-type="string" calcext:value-type="string">
            <text:p>https://wiki.ufal.ms.mff.cuni.cz/user:zeman:interset:features#anima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20: ar::conll, ar::conll2007, ar::padt, bg::conll, cs::ajka, cs::cnk, cs::conll, cs::conll2009, cs::pdt, cs::pmk, de::conll2009, eu::conll, grc::conll, hi::conll, nl::conll, pl::conll2009, pl::ipipan, ru::syntagrus, sk::snk, sv::hajic</text:p>
          </table:table-cell>
          <table:table-cell office:value-type="string" calcext:value-type="string">
            <text:p>https://wiki.ufal.ms.mff.cuni.cz/user:zeman:interset:features#asp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25: ar::conll, ar::conll2007, ar::padt, bg::conll, cs::ajka, cs::cnk, cs::conll, cs::conll2009, cs::pdt, cs::pmk, de::conll, de::conll2009, de::stts, en::conll, en::conll2009, en::penn, eu::conll, grc::conll, hi::conll, la::conll, pl::conll2009, pl::ipipan, ru::syntagrus, sk::snk, sv::hajic</text:p>
          </table:table-cell>
          <table:table-cell office:value-type="string" calcext:value-type="string">
            <text:p>https://wiki.ufal.ms.mff.cuni.cz/user:zeman:interset:features#asp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1: eu::conll</text:p>
          </table:table-cell>
          <table:table-cell office:value-type="string" calcext:value-type="string">
            <text:p>https://wiki.ufal.ms.mff.cuni.cz/user:zeman:interset:features#asp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5: en::conll, en::conll2009, en::penn, tr::conll, tr::trmorph022</text:p>
          </table:table-cell>
          <table:table-cell office:value-type="string" calcext:value-type="string">
            <text:p>https://wiki.ufal.ms.mff.cuni.cz/user:zeman:interset:features#asp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1: fi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6: eu::conll, fi::conll, hu::conll, tr::conll, tr::trmorph, tr::trmorph022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: e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33: ar::conll, ar::conll2007, ar::padt, bg::conll, ca::conll2009, cs::ajka, cs::cnk, cs::conll, cs::conll2009, cs::multext, cs::pdt, cs::pmk, de::conll2009, el::conll, es::conll2009, fi::conll, grc::conll, hi::conll, hr::multext, hu::conll, ja::conll, la::conll, nl::conll, pl::conll2009, pl::ipipan, pt::conll, ru::syntagrus, sk::snk, sl::conll, sv::hajic, tr::conll, tr::trmorph, tr::trmorph022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2: fi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3: eu::conll, fi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1: e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2: eu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4: eu::conll, fi::conll, hu::conll, tr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27: bg::conll, ca::conll2009, cs::ajka, cs::cnk, cs::conll, cs::conll2009, cs::multext, cs::pdt, cs::pmk, de::conll2009, el::conll, es::conll2009, eu::conll, grc::conll, hr::multext, hu::conll, la::conll, nl::conll, pl::conll2009, pl::ipipan, pt::conll, ru::syntagrus, sk::snk, sl::conll, tr::conll, tr::trmorph, tr::trmorph022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1: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1: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2: fi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1: e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3: eu::conll, fi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32: ar::conll, ar::conll2007, ar::padt, bg::conll, cs::ajka, cs::cnk, cs::conll, cs::conll2009, cs::multext, cs::pdt, cs::pmk, da::conll, de::conll2009, el::conll, eu::conll, fi::conll, grc::conll, hr::multext, hu::conll, ja::conll, ja::ipadic, la::conll, nl::conll, pl::conll2009, pl::ipipan, ru::syntagrus, sk::snk, sl::conll, sv::hajic, tr::conll, tr::trmorph, tr::trmorph022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2: fi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3: eu::conll, fi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18: cs::ajka, cs::cnk, cs::conll, cs::conll2009, cs::multext, cs::pdt, cs::pmk, eu::conll, hr::multext, hu::conll, pl::conll2009, pl::ipipan, ru::syntagrus, sk::snk, sl::conll, tr::conll, tr::trmorph, tr::trmorph022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1: fi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1: e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18: cs::ajka, cs::cnk, cs::conll, cs::conll2009, cs::multext, cs::pdt, cs::pmk, eu::conll, hr::multext, hu::conll, la::conll, pl::conll2009, pl::ipipan, ru::syntagrus, sk::snk, sl::conll, tr::conll, tr::trmorph022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33: ar::conll, ar::conll2007, ar::padt, bg::conll, ca::conll2009, cs::ajka, cs::cnk, cs::conll, cs::conll2009, cs::multext, cs::pdt, cs::pmk, da::conll, de::conll2009, el::conll, es::conll2009, fi::conll, grc::conll, hi::conll, hr::multext, hu::conll, ja::conll, la::conll, nl::conll, pl::conll2009, pl::ipipan, pt::conll, ru::syntagrus, sk::snk, sl::conll, sv::hajic, tr::conll, tr::trmorph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2: eu::conll, fi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: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1: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1: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2: eu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2: fi::conll, hu::conll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16: bg::conll, cs::ajka, cs::cnk, cs::conll, cs::conll2009, cs::multext, cs::pdt, cs::pmk, el::conll, grc::conll, hr::multext, la::conll, pl::conll2009, pl::ipipan, ru::syntagrus, sk::snk</text:p>
          </table:table-cell>
          <table:table-cell office:value-type="string" calcext:value-type="string">
            <text:p>https://wiki.ufal.ms.mff.cuni.cz/user:zeman:interset:features#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type</text:p>
          </table:table-cell>
          <table:table-cell office:value-type="string" calcext:value-type="string">
            <text:p>coor</text:p>
          </table:table-cell>
          <table:table-cell office:value-type="string" calcext:value-type="string">
            <text:p>37: bg::conll, ca::conll2009, cs::ajka, cs::cnk, cs::conll, cs::conll2009, cs::multext, cs::pdt, cs::pmk, cs::pmkkr, da::conll, de::conll, de::conll2009, de::stts, el::conll, en::conll, en::conll2009, en::penn, es::conll2009, eu::conll, fa::conll, fi::conll, hr::multext, hu::conll, ja::conll, ja::ipadic, nl::conll, no::conll, pt::conll, ro::rdt, sl::conll, sv::conll, sv::hajic, sv::mamba, ta::tamiltb, tr::trmorph, tr::trmorph022</text:p>
          </table:table-cell>
          <table:table-cell office:value-type="string" calcext:value-type="string">
            <text:p>https://wiki.ufal.ms.mff.cuni.cz/user:zeman:interset:features#conj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type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conj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typ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4: bg::conll, ca::conll2009, cs::ajka, cs::cnk, cs::conll, cs::conll2009, cs::multext, cs::pdt, cs::pmk, cs::pmkkr, da::conll, de::conll, de::conll2009, de::stts, el::conll, es::conll2009, eu::conll, fa::conll, fi::conll, hi::conll, hr::multext, hu::conll, nl::conll, no::conll, pt::conll, ro::rdt, sl::conll, sv::conll, sv::hajic, sv::mamba, ta::tamiltb, te::conll, tr::trmorph, tr::trmorph022</text:p>
          </table:table-cell>
          <table:table-cell office:value-type="string" calcext:value-type="string">
            <text:p>https://wiki.ufal.ms.mff.cuni.cz/user:zeman:interset:features#conj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tenes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: ar::conll, ar::conll2007, ar::padt</text:p>
          </table:table-cell>
          <table:table-cell office:value-type="string" calcext:value-type="string">
            <text:p>https://wiki.ufal.ms.mff.cuni.cz/user:zeman:interset:features#defini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tenes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17: ar::conll, ar::conll2007, ar::padt, bg::conll, cs::cnk, cs::conll, cs::conll2009, cs::pdt, da::conll, el::conll, hr::multext, hu::conll, nl::conll, pt::conll, ro::rdt, sv::hajic, tr::trmorph</text:p>
          </table:table-cell>
          <table:table-cell office:value-type="string" calcext:value-type="string">
            <text:p>https://wiki.ufal.ms.mff.cuni.cz/user:zeman:interset:features#defini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tenes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18: ar::conll, ar::conll2007, ar::padt, bg::conll, cs::cnk, cs::conll, cs::conll2009, cs::pdt, da::conll, el::conll, hr::multext, hu::conll, pt::conll, ro::rdt, sv::conll, sv::hajic, sv::mamba, tr::trmorph</text:p>
          </table:table-cell>
          <table:table-cell office:value-type="string" calcext:value-type="string">
            <text:p>https://wiki.ufal.ms.mff.cuni.cz/user:zeman:interset:features#defini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tenes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: ar::conll, ar::conll2007, ar::padt</text:p>
          </table:table-cell>
          <table:table-cell office:value-type="string" calcext:value-type="string">
            <text:p>https://wiki.ufal.ms.mff.cuni.cz/user:zeman:interset:features#defini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2: da::conll, eu::conll</text:p>
          </table:table-cell>
          <table:table-cell office:value-type="string" calcext:value-type="string">
            <text:p>https://wiki.ufal.ms.mff.cuni.cz/user:zeman:interset:features#deg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28: cs::ajka, cs::cnk, cs::conll, cs::conll2009, cs::multext, cs::pdt, cs::pmk, da::conll, de::conll2009, el::conll, en::conll, en::conll2009, en::penn, eu::conll, fa::conll, fi::conll, grc::conll, hr::multext, hu::conll, la::conll, nl::conll, pl::conll2009, pl::ipipan, pt::conll, ru::syntagrus, sk::snk, sl::conll, sv::hajic</text:p>
          </table:table-cell>
          <table:table-cell office:value-type="string" calcext:value-type="string">
            <text:p>https://wiki.ufal.ms.mff.cuni.cz/user:zeman:interset:features#deg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22: cs::ajka, cs::cnk, cs::conll, cs::conll2009, cs::multext, cs::pdt, cs::pmk, da::conll, de::conll2009, en::conll, en::conll2009, en::penn, fa::conll, fi::conll, hr::multext, hu::conll, nl::conll, pl::conll2009, pl::ipipan, sk::snk, sl::conll, sv::hajic</text:p>
          </table:table-cell>
          <table:table-cell office:value-type="string" calcext:value-type="string">
            <text:p>https://wiki.ufal.ms.mff.cuni.cz/user:zeman:interset:features#deg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30: bg::conll, cs::ajka, cs::cnk, cs::conll, cs::conll2009, cs::multext, cs::pdt, cs::pmk, da::conll, de::conll2009, el::conll, en::conll, en::conll2009, en::penn, eu::conll, fa::conll, fi::conll, grc::conll, hr::multext, hu::conll, it::conll, la::conll, nl::conll, pl::conll2009, pl::ipipan, pt::conll, ru::syntagrus, sk::snk, sl::conll, sv::hajic</text:p>
          </table:table-cell>
          <table:table-cell office:value-type="string" calcext:value-type="string">
            <text:p>https://wiki.ufal.ms.mff.cuni.cz/user:zeman:interset:features#deg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2: hi::conll, tr::conll</text:p>
          </table:table-cell>
          <table:table-cell office:value-type="string" calcext:value-type="string">
            <text:p>https://wiki.ufal.ms.mff.cuni.cz/user:zeman:interset:features#ech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eign</text:p>
          </table:table-cell>
          <table:table-cell office:value-type="string" calcext:value-type="string">
            <text:p>18: ar::padt, bg::conll, cs::pmk, cs::pmkkr, da::conll, de::conll, de::conll2009, de::stts, en::conll, en::conll2009, en::penn, fi::conll, hr::multext, hu::conll, nl::conll, pl::conll2009, pl::ipipan, sv::hajic</text:p>
          </table:table-cell>
          <table:table-cell office:value-type="string" calcext:value-type="string">
            <text:p>https://wiki.ufal.ms.mff.cuni.cz/user:zeman:interset:features#fore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9: bn::conll, ca::conll2009, cs::ajka, da::conll, es::conll2009, nl::conll, sv::hajic, ta::tamiltb, te::conll</text:p>
          </table:table-cell>
          <table:table-cell office:value-type="string" calcext:value-type="string">
            <text:p>https://wiki.ufal.ms.mff.cuni.cz/user:zeman:interset:features#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27: ar::conll, ar::conll2007, ar::padt, bg::conll, ca::conll2009, cs::ajka, cs::cnk, cs::conll, cs::conll2009, cs::multext, cs::pdt, cs::pmk, cs::pmkkr, de::conll2009, el::conll, es::conll2009, grc::conll, hr::multext, it::conll, la::conll, pl::conll2009, pl::ipipan, pt::conll, ru::syntagrus, sk::snk, sl::conll, te::conll</text:p>
          </table:table-cell>
          <table:table-cell office:value-type="string" calcext:value-type="string">
            <text:p>https://wiki.ufal.ms.mff.cuni.cz/user:zeman:interset:features#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30: ar::conll, ar::conll2007, ar::padt, bg::conll, ca::conll2009, cs::ajka, cs::cnk, cs::conll, cs::conll2009, cs::multext, cs::pdt, cs::pmk, cs::pmkkr, de::conll2009, el::conll, es::conll2009, grc::conll, hr::multext, it::conll, la::conll, pl::conll2009, pl::ipipan, pt::conll, ro::rdt, ru::syntagrus, sk::snk, sl::conll, sv::hajic, ta::tamiltb, te::conll</text:p>
          </table:table-cell>
          <table:table-cell office:value-type="string" calcext:value-type="string">
            <text:p>https://wiki.ufal.ms.mff.cuni.cz/user:zeman:interset:features#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25: bg::conll, cs::ajka, cs::cnk, cs::conll, cs::conll2009, cs::multext, cs::pdt, cs::pmk, cs::pmkkr, da::conll, de::conll2009, el::conll, grc::conll, hr::multext, it::conll, la::conll, nl::conll, pl::conll2009, pl::ipipan, ru::syntagrus, sk::snk, sl::conll, sv::hajic, ta::tamiltb, te::conll</text:p>
          </table:table-cell>
          <table:table-cell office:value-type="string" calcext:value-type="string">
            <text:p>https://wiki.ufal.ms.mff.cuni.cz/user:zeman:interset:features#gende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hyph</text:p>
          </table:table-cell>
          <table:table-cell office:value-type="string" calcext:value-type="string">
            <text:p>19: cs::cnk, cs::conll, cs::conll2009, cs::pdt, de::conll, de::conll2009, de::stts, en::conll, en::conll2009, en::penn, fi::conll, hu::conll, pt::conll, ru::syntagrus, sk::snk, sv::conll, sv::hajic, sv::mamba, tr::trmorph</text:p>
          </table:table-cell>
          <table:table-cell office:value-type="string" calcext:value-type="string">
            <text:p>https://wiki.ufal.ms.mff.cuni.cz/user:zeman:interset:features#hyp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17: ca::conll2009, cs::ajka, cs::cnk, cs::conll, cs::conll2009, cs::multext, cs::pdt, cs::pmk, es::conll2009, fi::conll, hu::conll, it::conll, ja::conll, pt::conll, sk::snk, sl::conll, tr::conll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1: tr::trmorph022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2: tr::conll, tr::trmorph022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33: ar::conll2007, ar::padt, bg::conll, ca::conll2009, cs::ajka, cs::cnk, cs::conll, cs::conll2009, cs::multext, cs::pdt, cs::pmk, da::conll, de::conll, de::conll2009, de::stts, el::conll, es::conll2009, fi::conll, grc::conll, hr::multext, hu::conll, it::conll, ja::conll, la::conll, nl::conll, pl::conll2009, pl::ipipan, pt::conll, ru::syntagrus, sk::snk, sl::conll, sv::hajic, tr::conll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33: ar::conll, ar::conll2007, ar::padt, bg::conll, ca::conll2009, cs::ajka, cs::cnk, cs::conll, cs::conll2009, cs::multext, cs::pdt, cs::pmk, da::conll, de::conll, de::conll2009, de::stts, el::conll, es::conll2009, grc::conll, hi::conll, hr::multext, hu::conll, it::conll, ja::conll, la::conll, nl::conll, pl::conll2009, pl::ipipan, pt::conll, ru::syntagrus, sk::snk, sl::conll, sv::hajic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3: ar::conll, ar::conll2007, ar::padt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2: tr::conll, tr::trmorph022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2: tr::conll, tr::trmorph022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: fi::conll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4: ar::conll, ar::conll2007, ar::padt, bg::conll, ca::conll2009, de::conll2009, es::conll2009, grc::conll, hi::conll, it::conll, la::conll, nl::conll, pt::conll, sv::hajic</text:p>
          </table:table-cell>
          <table:table-cell office:value-type="string" calcext:value-type="string">
            <text:p>https://wiki.ufal.ms.mff.cuni.cz/user:zeman:interset:features#m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po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1: sk::snk</text:p>
          </table:table-cell>
          <table:table-cell office:value-type="string" calcext:value-type="string">
            <text:p>https://wiki.ufal.ms.mff.cuni.cz/user:zeman:interset:features#morph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po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1: sk::snk</text:p>
          </table:table-cell>
          <table:table-cell office:value-type="string" calcext:value-type="string">
            <text:p>https://wiki.ufal.ms.mff.cuni.cz/user:zeman:interset:features#morph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po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1: sk::snk</text:p>
          </table:table-cell>
          <table:table-cell office:value-type="string" calcext:value-type="string">
            <text:p>https://wiki.ufal.ms.mff.cuni.cz/user:zeman:interset:features#morph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pos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1: sk::snk</text:p>
          </table:table-cell>
          <table:table-cell office:value-type="string" calcext:value-type="string">
            <text:p>https://wiki.ufal.ms.mff.cuni.cz/user:zeman:interset:features#morph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po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: ja::ipadic, sk::snk</text:p>
          </table:table-cell>
          <table:table-cell office:value-type="string" calcext:value-type="string">
            <text:p>https://wiki.ufal.ms.mff.cuni.cz/user:zeman:interset:features#morph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po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1: sk::snk</text:p>
          </table:table-cell>
          <table:table-cell office:value-type="string" calcext:value-type="string">
            <text:p>https://wiki.ufal.ms.mff.cuni.cz/user:zeman:interset:features#morph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po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1: sk::snk</text:p>
          </table:table-cell>
          <table:table-cell office:value-type="string" calcext:value-type="string">
            <text:p>https://wiki.ufal.ms.mff.cuni.cz/user:zeman:interset:features#morph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: cs::conll, cs::conll2009, ja::ipadic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3: cs::conll, cs::conll2009, ja::ipadic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giv</text:p>
          </table:table-cell>
          <table:table-cell office:value-type="string" calcext:value-type="string">
            <text:p>3: cs::conll, cs::conll2009, ja::ipadic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hob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1: ja::ipadic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3: cs::conll, cs::conll2009, ja::ipadic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typ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2: cs::conll, cs::conll2009</text:p>
          </table:table-cell>
          <table:table-cell office:value-type="string" calcext:value-type="string">
            <text:p>https://wiki.ufal.ms.mff.cuni.cz/user:zeman:interset:features#nam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nes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29: ar::conll, ar::conll2007, ar::padt, bg::conll, ca::conll2009, cs::ajka, cs::cnk, cs::conll, cs::conll2009, cs::multext, cs::pdt, cs::pmk, cs::pmkkr, de::conll, de::conll2009, de::stts, es::conll2009, fi::conll, hr::multext, hu::conll, ja::conll, pl::conll2009, pl::ipipan, sk::snk, sl::conll, ta::tamiltb, tr::conll, tr::trmorph, tr::trmorph022</text:p>
          </table:table-cell>
          <table:table-cell office:value-type="string" calcext:value-type="string">
            <text:p>https://wiki.ufal.ms.mff.cuni.cz/user:zeman:interset:features#negativ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nes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16: bg::conll, cs::ajka, cs::cnk, cs::conll, cs::conll2009, cs::multext, cs::pdt, cs::pmk, cs::pmkkr, hr::multext, pl::conll2009, pl::ipipan, sk::snk, sl::conll, ta::tamiltb, tr::conll</text:p>
          </table:table-cell>
          <table:table-cell office:value-type="string" calcext:value-type="string">
            <text:p>https://wiki.ufal.ms.mff.cuni.cz/user:zeman:interset:features#negativ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1: ja::ipadic</text:p>
          </table:table-cell>
          <table:table-cell office:value-type="string" calcext:value-type="string">
            <text:p>https://wiki.ufal.ms.mff.cuni.cz/user:zeman:interset:features#nou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typ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7: ar::conll, ar::conll2007, ar::padt, bg::conll, cs::multext, hr::multext, ja::ipadic</text:p>
          </table:table-cell>
          <table:table-cell office:value-type="string" calcext:value-type="string">
            <text:p>https://wiki.ufal.ms.mff.cuni.cz/user:zeman:interset:features#nou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type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39: ar::conll, ar::conll2007, ar::padt, bg::conll, bn::conll, ca::conll2009, cs::conll, cs::conll2009, cs::multext, cs::pmk, cs::pmkkr, da::conll, de::conll, de::conll2009, de::stts, el::conll, en::conll, en::conll2009, en::penn, es::conll2009, eu::conll, fi::conll, hi::conll, hr::multext, hu::conll, it::conll, ja::conll, ja::ipadic, nl::conll, pt::conll, sl::conll, sv::conll, sv::hajic, sv::mamba, ta::tamiltb, te::conll, tr::conll, tr::trmorph, tr::trmorph022</text:p>
          </table:table-cell>
          <table:table-cell office:value-type="string" calcext:value-type="string">
            <text:p>https://wiki.ufal.ms.mff.cuni.cz/user:zeman:interset:features#nou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2: cs::pmk, it::conll</text:p>
          </table:table-cell>
          <table:table-cell office:value-type="string" calcext:value-type="string">
            <text:p>https://wiki.ufal.ms.mff.cuni.cz/user:zeman:interset:features#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3: ar::conll, ar::conll2007, ar::padt, bg::conll, cs::ajka, cs::cnk, cs::conll, cs::conll2009, cs::multext, cs::pdt, grc::conll, sl::conll, te::conll</text:p>
          </table:table-cell>
          <table:table-cell office:value-type="string" calcext:value-type="string">
            <text:p>https://wiki.ufal.ms.mff.cuni.cz/user:zeman:interset:features#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42: ar::conll, ar::conll2007, ar::padt, bg::conll, bn::conll, ca::conll2009, cs::ajka, cs::cnk, cs::conll, cs::conll2009, cs::multext, cs::pdt, cs::pmk, da::conll, de::conll2009, el::conll, en::conll, en::conll2009, en::penn, es::conll2009, eu::conll, fa::conll, fi::conll, grc::conll, hi::conll, hr::multext, hu::conll, it::conll, la::conll, nl::conll, pl::conll2009, pl::ipipan, pt::conll, ru::syntagrus, sk::snk, sl::conll, sv::hajic, ta::tamiltb, te::conll, tr::conll, tr::trmorph, tr::trmorph022</text:p>
          </table:table-cell>
          <table:table-cell office:value-type="string" calcext:value-type="string">
            <text:p>https://wiki.ufal.ms.mff.cuni.cz/user:zeman:interset:features#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tan</text:p>
          </table:table-cell>
          <table:table-cell office:value-type="string" calcext:value-type="string">
            <text:p>2: bg::conll, cs::pmk</text:p>
          </table:table-cell>
          <table:table-cell office:value-type="string" calcext:value-type="string">
            <text:p>https://wiki.ufal.ms.mff.cuni.cz/user:zeman:interset:features#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43: ar::conll, ar::conll2007, ar::padt, bg::conll, bn::conll, ca::conll2009, cs::ajka, cs::cnk, cs::conll, cs::conll2009, cs::multext, cs::pdt, cs::pmk, cs::pmkkr, da::conll, de::conll2009, el::conll, en::conll, en::conll2009, en::penn, es::conll2009, eu::conll, fa::conll, fi::conll, grc::conll, hi::conll, hr::multext, hu::conll, it::conll, la::conll, nl::conll, pl::conll2009, pl::ipipan, pt::conll, ru::syntagrus, sk::snk, sl::conll, sv::hajic, ta::tamiltb, te::conll, tr::conll, tr::trmorph, tr::trmorph022</text:p>
          </table:table-cell>
          <table:table-cell office:value-type="string" calcext:value-type="string">
            <text:p>https://wiki.ufal.ms.mff.cuni.cz/user:zeman:interset:features#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form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14: ar::padt, cs::cnk, cs::conll, cs::conll2009, cs::multext, cs::pdt, el::conll, fi::conll, hr::multext, hu::conll, sl::conll, ta::tamiltb, tr::conll, tr::trmorph</text:p>
          </table:table-cell>
          <table:table-cell office:value-type="string" calcext:value-type="string">
            <text:p>https://wiki.ufal.ms.mff.cuni.cz/user:zeman:interset:features#num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form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8: cs::cnk, cs::conll, cs::conll2009, cs::multext, cs::pdt, fi::conll, hr::multext, tr::trmorph</text:p>
          </table:table-cell>
          <table:table-cell office:value-type="string" calcext:value-type="string">
            <text:p>https://wiki.ufal.ms.mff.cuni.cz/user:zeman:interset:features#num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form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8: ar::padt, cs::cnk, cs::conll, cs::conll2009, cs::multext, cs::pdt, hr::multext, sl::conll</text:p>
          </table:table-cell>
          <table:table-cell office:value-type="string" calcext:value-type="string">
            <text:p>https://wiki.ufal.ms.mff.cuni.cz/user:zeman:interset:features#num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34: bg::conll, bn::conll, ca::conll2009, cs::ajka, cs::cnk, cs::conll, cs::conll2009, cs::multext, cs::pdt, cs::pmk, cs::pmkkr, da::conll, de::conll, de::conll2009, de::stts, en::conll, en::conll2009, en::penn, es::conll2009, eu::conll, hi::conll, hr::multext, hu::conll, it::conll, ja::conll, mul::google, nl::conll, pt::conll, sl::conll, sv::hajic, ta::tamiltb, te::conll, tr::conll, tr::trmorph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2: hu::conll, tr::conll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5: cs::cnk, cs::conll, cs::conll2009, cs::pdt, hu::conll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10: cs::ajka, cs::cnk, cs::conll, cs::conll2009, cs::multext, cs::pdt, cs::pmk, cs::pmkkr, hr::multext, sl::conll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8: cs::cnk, cs::conll, cs::conll2009, cs::multext, cs::pdt, cs::pmk, cs::pmkkr, sl::conll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26: bg::conll, cs::ajka, cs::cnk, cs::conll, cs::conll2009, cs::multext, cs::pdt, cs::pmk, cs::pmkkr, da::conll, en::conll, en::conll2009, en::penn, eu::conll, fi::conll, hi::conll, hr::multext, hu::conll, it::conll, nl::conll, pt::conll, sl::conll, sv::hajic, ta::tamiltb, te::conll, tr::conll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1: tr::conll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type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nu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: ar::padt, cs::cnk, cs::conll, cs::conll2009, cs::multext, cs::pdt</text:p>
          </table:table-cell>
          <table:table-cell office:value-type="string" calcext:value-type="string">
            <text:p>https://wiki.ufal.ms.mff.cuni.cz/user:zeman:interset:features#num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: ar::padt, cs::cnk, cs::conll, cs::conll2009, cs::multext, cs::pdt</text:p>
          </table:table-cell>
          <table:table-cell office:value-type="string" calcext:value-type="string">
            <text:p>https://wiki.ufal.ms.mff.cuni.cz/user:zeman:interset:features#num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val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: ar::padt, cs::cnk, cs::conll, cs::conll2009, cs::multext, cs::pdt</text:p>
          </table:table-cell>
          <table:table-cell office:value-type="string" calcext:value-type="string">
            <text:p>https://wiki.ufal.ms.mff.cuni.cz/user:zeman:interset:features#num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type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1: bg::conll</text:p>
          </table:table-cell>
          <table:table-cell office:value-type="string" calcext:value-type="string">
            <text:p>https://wiki.ufal.ms.mff.cuni.cz/user:zeman:interset:features#part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typ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3: en::conll, en::conll2009, en::penn</text:p>
          </table:table-cell>
          <table:table-cell office:value-type="string" calcext:value-type="string">
            <text:p>https://wiki.ufal.ms.mff.cuni.cz/user:zeman:interset:features#part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type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2: bg::conll, hr::multext</text:p>
          </table:table-cell>
          <table:table-cell office:value-type="string" calcext:value-type="string">
            <text:p>https://wiki.ufal.ms.mff.cuni.cz/user:zeman:interset:features#part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typ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: bg::conll</text:p>
          </table:table-cell>
          <table:table-cell office:value-type="string" calcext:value-type="string">
            <text:p>https://wiki.ufal.ms.mff.cuni.cz/user:zeman:interset:features#part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 ar::conll, ar::conll2007, ar::padt, bg::conll, bn::conll, ca::conll2009, cs::ajka, cs::cnk, cs::conll, cs::conll2009, cs::multext, cs::pdt, cs::pmk, da::conll, de::conll2009, el::conll, es::conll2009, eu::conll, fa::conll, fi::conll, grc::conll, hi::conll, hr::multext, hu::conll, it::conll, la::conll, nl::conll, pl::conll2009, pl::ipipan, pt::conll, ru::syntagrus, sk::snk, sl::conll, ta::tamiltb, te::conll, tr::conll, tr::trmorph, tr::trmorph022</text:p>
          </table:table-cell>
          <table:table-cell office:value-type="string" calcext:value-type="string">
            <text:p>https://wiki.ufal.ms.mff.cuni.cz/user:zeman:interset:features#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: ar::conll, ar::conll2007, ar::padt, bg::conll, bn::conll, ca::conll2009, cs::ajka, cs::cnk, cs::conll, cs::conll2009, cs::multext, cs::pdt, cs::pmk, da::conll, de::conll2009, el::conll, es::conll2009, eu::conll, fa::conll, fi::conll, grc::conll, hi::conll, hr::multext, hu::conll, it::conll, la::conll, nl::conll, pl::conll2009, pl::ipipan, pt::conll, ru::syntagrus, sk::snk, sl::conll, ta::tamiltb, te::conll, tr::conll, tr::trmorph, tr::trmorph022</text:p>
          </table:table-cell>
          <table:table-cell office:value-type="string" calcext:value-type="string">
            <text:p>https://wiki.ufal.ms.mff.cuni.cz/user:zeman:interset:features#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: ar::conll, ar::conll2007, ar::padt, bg::conll, bn::conll, ca::conll2009, cs::ajka, cs::cnk, cs::conll, cs::conll2009, cs::multext, cs::pdt, cs::pmk, da::conll, de::conll2009, el::conll, en::conll, en::conll2009, en::penn, es::conll2009, eu::conll, fa::conll, fi::conll, grc::conll, hi::conll, hr::multext, hu::conll, it::conll, la::conll, nl::conll, pl::conll2009, pl::ipipan, pt::conll, ru::syntagrus, sk::snk, sl::conll, ta::tamiltb, te::conll, tr::conll, tr::trmorph, tr::trmorph022</text:p>
          </table:table-cell>
          <table:table-cell office:value-type="string" calcext:value-type="string">
            <text:p>https://wiki.ufal.ms.mff.cuni.cz/user:zeman:interset:features#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tenes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1: eu::conll</text:p>
          </table:table-cell>
          <table:table-cell office:value-type="string" calcext:value-type="string">
            <text:p>https://wiki.ufal.ms.mff.cuni.cz/user:zeman:interset:features#poli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teness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4: cs::pmk, da::conll, eu::conll, hi::conll</text:p>
          </table:table-cell>
          <table:table-cell office:value-type="string" calcext:value-type="string">
            <text:p>https://wiki.ufal.ms.mff.cuni.cz/user:zeman:interset:features#polite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: no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53: ar::conll, ar::conll2007, ar::padt, bg::conll, bn::conll, ca::conll2009, cs::ajka, cs::cnk, cs::conll, cs::conll2009, cs::multext, cs::pdt, cs::pmk, cs::pmkkr, da::conll, de::conll, de::conll2009, de::stts, el::conll, en::conll, en::conll2009, en::penn, es::conll2009, eu::conll, fa::conll, fi::conll, grc::conll, hi::conll, hr::multext, hu::conll, it::conll, ja::conll, ja::ipadic, la::conll, mul::google, nl::conll, no::conll, pl::conll2009, pl::ipipan, pt::conll, ro::rdt, ru::syntagrus, sk::snk, sl::conll, sv::conll, sv::hajic, sv::mamba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18: ar::conll, ar::conll2007, ar::padt, bg::conll, cs::ajka, cs::cnk, cs::conll, cs::conll2009, cs::multext, cs::pdt, cs::pmk, cs::pmkkr, en::conll, en::conll2009, en::penn, hr::multext, ja::ipadic, mul::google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53: ar::conll, ar::conll2007, ar::padt, bg::conll, bn::conll, ca::conll2009, cs::ajka, cs::cnk, cs::conll, cs::conll2009, cs::multext, cs::pdt, cs::pmk, cs::pmkkr, da::conll, de::conll, de::conll2009, de::stts, el::conll, en::conll, en::conll2009, en::penn, es::conll2009, eu::conll, fa::conll, fi::conll, grc::conll, hi::conll, hr::multext, hu::conll, it::conll, ja::conll, ja::ipadic, la::conll, mul::google, nl::conll, no::conll, pl::conll2009, pl::ipipan, pt::conll, ro::rdt, ru::syntagrus, sk::snk, sl::conll, sv::conll, sv::hajic, sv::mamba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53: ar::conll, ar::conll2007, ar::padt, bg::conll, bn::conll, ca::conll2009, cs::ajka, cs::cnk, cs::conll, cs::conll2009, cs::multext, cs::pdt, cs::pmk, cs::pmkkr, da::conll, de::conll, de::conll2009, de::stts, el::conll, en::conll, en::conll2009, en::penn, es::conll2009, eu::conll, fa::conll, fi::conll, grc::conll, hi::conll, hr::multext, hu::conll, it::conll, ja::conll, ja::ipadic, la::conll, mul::google, nl::conll, no::conll, pl::conll2009, pl::ipipan, pt::conll, ro::rdt, ru::syntagrus, sk::snk, sl::conll, sv::conll, sv::hajic, sv::mamba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46: ar::conll, ar::conll2007, ar::padt, bg::conll, bn::conll, ca::conll2009, cs::ajka, cs::cnk, cs::conll, cs::conll2009, cs::multext, cs::pdt, cs::pmk, cs::pmkkr, da::conll, de::conll, de::conll2009, de::stts, en::conll, en::conll2009, en::penn, es::conll2009, eu::conll, fi::conll, grc::conll, hi::conll, hr::multext, hu::conll, it::conll, ja::conll, ja::ipadic, la::conll, nl::conll, no::conll, pt::conll, ru::syntagrus, sk::snk, sl::conll, sv::conll, sv::hajic, sv::mamba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53: ar::conll, ar::conll2007, ar::padt, bg::conll, bn::conll, ca::conll2009, cs::ajka, cs::cnk, cs::conll, cs::conll2009, cs::multext, cs::pdt, cs::pmk, cs::pmkkr, da::conll, de::conll, de::conll2009, de::stts, el::conll, en::conll, en::conll2009, en::penn, es::conll2009, eu::conll, fa::conll, fi::conll, grc::conll, hi::conll, hr::multext, hu::conll, it::conll, ja::conll, ja::ipadic, la::conll, mul::google, nl::conll, no::conll, pl::conll2009, pl::ipipan, pt::conll, ro::rdt, ru::syntagrus, sk::snk, sl::conll, sv::conll, sv::hajic, sv::mamba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52: ar::conll, ar::conll2007, ar::padt, bg::conll, bn::conll, ca::conll2009, cs::ajka, cs::cnk, cs::conll, cs::conll2009, cs::multext, cs::pdt, cs::pmk, cs::pmkkr, da::conll, de::conll, de::conll2009, de::stts, el::conll, en::conll, en::conll2009, en::penn, es::conll2009, eu::conll, fa::conll, fi::conll, grc::conll, hi::conll, hr::multext, hu::conll, it::conll, ja::conll, ja::ipadic, la::conll, mul::google, nl::conll, pl::conll2009, pl::ipipan, pt::conll, ro::rdt, ru::syntagrus, sk::snk, sl::conll, sv::conll, sv::hajic, sv::mamba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42: ar::conll, ar::conll2007, ar::padt, bg::conll, bn::conll, cs::ajka, cs::cnk, cs::conll, cs::conll2009, cs::multext, cs::pdt, cs::pmk, cs::pmkkr, da::conll, de::conll, de::conll2009, de::stts, el::conll, en::conll, en::conll2009, en::penn, eu::conll, fa::conll, grc::conll, hi::conll, hr::multext, hu::conll, ja::conll, mul::google, pl::conll2009, pl::ipipan, pt::conll, ru::syntagrus, sk::snk, sl::conll, sv::hajic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34: bn::conll, ca::conll2009, da::conll, de::conll, de::conll2009, de::stts, el::conll, es::conll2009, fa::conll, fi::conll, grc::conll, hi::conll, hu::conll, it::conll, ja::conll, la::conll, nl::conll, no::conll, pl::conll2009, pl::ipipan, pt::conll, ro::rdt, ru::syntagrus, sk::snk, sl::conll, sv::conll, sv::hajic, sv::mamba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unc</text:p>
          </table:table-cell>
          <table:table-cell office:value-type="string" calcext:value-type="string">
            <text:p>44: ar::conll, ar::conll2007, ar::padt, bg::conll, bn::conll, ca::conll2009, cs::cnk, cs::conll, cs::conll2009, cs::pdt, da::conll, de::conll, de::conll2009, de::stts, el::conll, en::conll, en::conll2009, en::penn, es::conll2009, eu::conll, fa::conll, fi::conll, grc::conll, hi::conll, hu::conll, it::conll, ja::conll, ja::ipadic, la::conll, mul::google, nl::conll, no::conll, pl::conll2009, pl::ipipan, pt::conll, sl::conll, sv::conll, sv::hajic, sv::mamba, ta::tamiltb, te::conll, tr::conll, tr::trmorph, tr::trmorph022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53: ar::conll, ar::conll2007, ar::padt, bg::conll, bn::conll, ca::conll2009, cs::ajka, cs::cnk, cs::conll, cs::conll2009, cs::multext, cs::pdt, cs::pmk, cs::pmkkr, da::conll, de::conll, de::conll2009, de::stts, el::conll, en::conll, en::conll2009, en::penn, es::conll2009, eu::conll, fa::conll, fi::conll, grc::conll, hi::conll, hr::multext, hu::conll, it::conll, ja::conll, ja::ipadic, la::conll, mul::google, nl::conll, no::conll, pl::conll2009, pl::ipipan, pt::conll, ro::rdt, ru::syntagrus, sk::snk, sl::conll, sv::conll, sv::hajic, sv::mamba, ta::tamiltb, te::conll, tr::conll, tr::trmorph, tr::trmorph022, zh::conll</text:p>
          </table:table-cell>
          <table:table-cell office:value-type="string" calcext:value-type="string">
            <text:p>https://wiki.ufal.ms.mff.cuni.cz/user:zeman:interset:features#po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oss</text:p>
          </table:table-cell>
          <table:table-cell office:value-type="string" calcext:value-type="string">
            <text:p>27: bg::conll, ca::conll2009, cs::ajka, cs::cnk, cs::conll, cs::conll2009, cs::multext, cs::pdt, cs::pmk, cs::pmkkr, da::conll, de::conll, de::conll2009, de::stts, en::conll, en::conll2009, en::penn, es::conll2009, fi::conll, hr::multext, hu::conll, nl::conll, pt::conll, ro::rdt, sl::conll, sv::hajic, tr::trmorph022</text:p>
          </table:table-cell>
          <table:table-cell office:value-type="string" calcext:value-type="string">
            <text:p>https://wiki.ufal.ms.mff.cuni.cz/user:zeman:interset:features#p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ednumbe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1: hu::conll</text:p>
          </table:table-cell>
          <table:table-cell office:value-type="string" calcext:value-type="string">
            <text:p>https://wiki.ufal.ms.mff.cuni.cz/user:zeman:interset:features#possed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ednumber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1: hu::conll</text:p>
          </table:table-cell>
          <table:table-cell office:value-type="string" calcext:value-type="string">
            <text:p>https://wiki.ufal.ms.mff.cuni.cz/user:zeman:interset:features#possed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gender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: cs::ajka</text:p>
          </table:table-cell>
          <table:table-cell office:value-type="string" calcext:value-type="string">
            <text:p>https://wiki.ufal.ms.mff.cuni.cz/user:zeman:interset:features#poss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gender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9: bg::conll, cs::ajka, cs::cnk, cs::conll, cs::conll2009, cs::multext, cs::pdt, hr::multext, sl::conll</text:p>
          </table:table-cell>
          <table:table-cell office:value-type="string" calcext:value-type="string">
            <text:p>https://wiki.ufal.ms.mff.cuni.cz/user:zeman:interset:features#poss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gender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9: bg::conll, cs::ajka, cs::cnk, cs::conll, cs::conll2009, cs::multext, cs::pdt, hr::multext, sl::conll</text:p>
          </table:table-cell>
          <table:table-cell office:value-type="string" calcext:value-type="string">
            <text:p>https://wiki.ufal.ms.mff.cuni.cz/user:zeman:interset:features#poss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gender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7: bg::conll, cs::cnk, cs::conll, cs::conll2009, cs::multext, cs::pdt, hr::multext</text:p>
          </table:table-cell>
          <table:table-cell office:value-type="string" calcext:value-type="string">
            <text:p>https://wiki.ufal.ms.mff.cuni.cz/user:zeman:interset:features#poss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number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: sl::conll</text:p>
          </table:table-cell>
          <table:table-cell office:value-type="string" calcext:value-type="string">
            <text:p>https://wiki.ufal.ms.mff.cuni.cz/user:zeman:interset:features#poss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numbe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14: bg::conll, cs::cnk, cs::conll, cs::conll2009, cs::multext, cs::pdt, da::conll, fi::conll, hr::multext, hu::conll, pt::conll, sl::conll, tr::conll, tr::trmorph022</text:p>
          </table:table-cell>
          <table:table-cell office:value-type="string" calcext:value-type="string">
            <text:p>https://wiki.ufal.ms.mff.cuni.cz/user:zeman:interset:features#poss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number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14: bg::conll, cs::cnk, cs::conll, cs::conll2009, cs::multext, cs::pdt, da::conll, fi::conll, hr::multext, hu::conll, pt::conll, sl::conll, tr::conll, tr::trmorph022</text:p>
          </table:table-cell>
          <table:table-cell office:value-type="string" calcext:value-type="string">
            <text:p>https://wiki.ufal.ms.mff.cuni.cz/user:zeman:interset:features#poss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: hu::conll, tr::conll, tr::trmorph022</text:p>
          </table:table-cell>
          <table:table-cell office:value-type="string" calcext:value-type="string">
            <text:p>https://wiki.ufal.ms.mff.cuni.cz/user:zeman:interset:features#poss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per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: hu::conll, tr::conll, tr::trmorph022</text:p>
          </table:table-cell>
          <table:table-cell office:value-type="string" calcext:value-type="string">
            <text:p>https://wiki.ufal.ms.mff.cuni.cz/user:zeman:interset:features#poss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per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: hu::conll, tr::conll, tr::trmorph022</text:p>
          </table:table-cell>
          <table:table-cell office:value-type="string" calcext:value-type="string">
            <text:p>https://wiki.ufal.ms.mff.cuni.cz/user:zeman:interset:features#poss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case</text:p>
          </table:table-cell>
          <table:table-cell office:value-type="string" calcext:value-type="string">
            <text:p>npr</text:p>
          </table:table-cell>
          <table:table-cell office:value-type="string" calcext:value-type="string">
            <text:p>6: cs::cnk, cs::conll, cs::conll2009, cs::pdt, pl::conll2009, pl::ipipan</text:p>
          </table:table-cell>
          <table:table-cell office:value-type="string" calcext:value-type="string">
            <text:p>https://wiki.ufal.ms.mff.cuni.cz/user:zeman:interset:features#prep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cas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10: ca::conll2009, cs::cnk, cs::conll, cs::conll2009, cs::pdt, es::conll2009, eu::conll, pl::conll2009, pl::ipipan, pt::conll</text:p>
          </table:table-cell>
          <table:table-cell office:value-type="string" calcext:value-type="string">
            <text:p>https://wiki.ufal.ms.mff.cuni.cz/user:zeman:interset:features#prep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35: ar::conll, ar::conll2007, ar::padt, bg::conll, ca::conll2009, cs::ajka, cs::cnk, cs::conll, cs::conll2009, cs::multext, cs::pdt, cs::pmk, cs::pmkkr, da::conll, de::conll, de::conll2009, de::stts, el::conll, es::conll2009, eu::conll, fa::conll, fi::conll, hi::conll, hr::multext, hu::conll, it::conll, ja::conll, nl::conll, pt::conll, ro::rdt, sl::conll, tr::conll, tr::trmorph, tr::trmorph022, zh::conll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28: bg::conll, ca::conll2009, cs::ajka, cs::cnk, cs::conll, cs::conll2009, cs::multext, cs::pdt, cs::pmk, cs::pmkkr, da::conll, de::conll, de::conll2009, de::stts, el::conll, es::conll2009, eu::conll, fi::conll, hi::conll, hr::multext, hu::conll, it::conll, nl::conll, pt::conll, sl::conll, sv::hajic, ta::tamiltb, tr::trmorph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40: ar::conll, ar::conll2007, bg::conll, bn::conll, ca::conll2009, cs::ajka, cs::cnk, cs::conll, cs::conll2009, cs::multext, cs::pdt, cs::pmk, cs::pmkkr, da::conll, de::conll, de::conll2009, de::stts, el::conll, en::conll, en::conll2009, en::penn, es::conll2009, eu::conll, fa::conll, fi::conll, hi::conll, hr::multext, hu::conll, it::conll, ja::conll, nl::conll, pt::conll, ro::rdt, sl::conll, sv::hajic, ta::tamiltb, te::conll, tr::conll, tr::trmorph, tr::trmorph022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12: bg::conll, cs::ajka, cs::cnk, cs::conll, cs::conll2009, cs::multext, cs::pdt, cs::pmk, cs::pmkkr, hu::conll, ro::rdt, sl::conll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4: ar::padt, bg::conll, ja::ipadic, mul::google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47: ar::conll, ar::conll2007, ar::padt, bg::conll, bn::conll, ca::conll2009, cs::ajka, cs::cnk, cs::conll, cs::conll2009, cs::multext, cs::pdt, cs::pmk, cs::pmkkr, da::conll, de::conll, de::conll2009, de::stts, el::conll, en::conll, en::conll2009, en::penn, es::conll2009, eu::conll, fa::conll, fi::conll, grc::conll, hi::conll, hr::multext, hu::conll, it::conll, ja::conll, nl::conll, pl::conll2009, pl::ipipan, pt::conll, ro::rdt, sk::snk, sl::conll, sv::conll, sv::hajic, sv::mamba, ta::tamiltb, te::conll, tr::conll, tr::trmorph, tr::trmorph022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6: da::conll, eu::conll, hu::conll, nl::conll, pt::conll, tr::conll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25: ar::conll, ar::conll2007, ar::padt, bg::conll, ca::conll2009, cs::ajka, cs::cnk, cs::conll, cs::conll2009, cs::multext, cs::pdt, cs::pmk, cs::pmkkr, de::conll, de::conll2009, de::stts, el::conll, es::conll2009, fi::conll, hu::conll, it::conll, nl::conll, pt::conll, ro::rdt, sl::conll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typ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13: bg::conll, cs::ajka, cs::cnk, cs::conll, cs::conll2009, cs::multext, cs::pdt, eu::conll, hu::conll, ro::rdt, sl::conll, sv::conll, sv::mamba</text:p>
          </table:table-cell>
          <table:table-cell office:value-type="string" calcext:value-type="string">
            <text:p>https://wiki.ufal.ms.mff.cuni.cz/user:zeman:interset:features#pr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side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8: ca::conll2009, en::conll, en::conll2009, en::penn, es::conll2009, ja::ipadic, nl::conll, no::conll</text:p>
          </table:table-cell>
          <table:table-cell office:value-type="string" calcext:value-type="string">
            <text:p>https://wiki.ufal.ms.mff.cuni.cz/user:zeman:interset:features#puncs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side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8: ca::conll2009, en::conll, en::conll2009, en::penn, es::conll2009, ja::ipadic, nl::conll, no::conll</text:p>
          </table:table-cell>
          <table:table-cell office:value-type="string" calcext:value-type="string">
            <text:p>https://wiki.ufal.ms.mff.cuni.cz/user:zeman:interset:features#puncs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brck</text:p>
          </table:table-cell>
          <table:table-cell office:value-type="string" calcext:value-type="string">
            <text:p>13: ca::conll2009, de::conll, de::conll2009, de::stts, en::conll, en::conll2009, en::penn, es::conll2009, ja::ipadic, nl::conll, no::conll, sv::conll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6: ca::conll2009, es::conll2009, eu::conll, nl::conll, sv::conll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15: ca::conll2009, de::conll, de::conll2009, de::stts, en::conll, en::conll2009, en::penn, es::conll2009, eu::conll, ja::conll, ja::ipadic, nl::conll, no::conll, sv::conll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9: ca::conll2009, en::conll, en::conll2009, en::penn, es::conll2009, fi::conll, no::conll, sv::conll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7: ca::conll2009, es::conll2009, eu::conll, hu::conll, nl::conll, sv::conll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peri</text:p>
          </table:table-cell>
          <table:table-cell office:value-type="string" calcext:value-type="string">
            <text:p>17: ca::conll2009, de::conll, de::conll2009, de::stts, en::conll, en::conll2009, en::penn, es::conll2009, eu::conll, hu::conll, ja::conll, ja::ipadic, nl::conll, sv::conll, sv::hajic, sv::mamba, ta::tamiltb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qest</text:p>
          </table:table-cell>
          <table:table-cell office:value-type="string" calcext:value-type="string">
            <text:p>8: ca::conll2009, es::conll2009, eu::conll, hu::conll, ja::conll, nl::conll, sv::conll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11: ca::conll2009, en::conll, en::conll2009, en::penn, es::conll2009, fi::conll, nl::conll, no::conll, sv::conll, sv::hajic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6: ca::conll2009, es::conll2009, eu::conll, nl::conll, sv::conll, sv::mamba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ctype</text:p>
          </table:table-cell>
          <table:table-cell office:value-type="string" calcext:value-type="string">
            <text:p>symb</text:p>
          </table:table-cell>
          <table:table-cell office:value-type="string" calcext:value-type="string">
            <text:p>8: ca::conll2009, en::conll, en::conll2009, en::penn, es::conll2009, ja::ipadic, nl::conll, no::conll</text:p>
          </table:table-cell>
          <table:table-cell office:value-type="string" calcext:value-type="string">
            <text:p>https://wiki.ufal.ms.mff.cuni.cz/user:zeman:interset:features#punctyp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reflex</text:p>
          </table:table-cell>
          <table:table-cell office:value-type="string" calcext:value-type="string">
            <text:p>28: bg::conll, cs::ajka, cs::cnk, cs::conll, cs::conll2009, cs::multext, cs::pdt, cs::pmk, cs::pmkkr, da::conll, de::conll, de::conll2009, de::stts, fa::conll, fi::conll, hr::multext, hu::conll, nl::conll, pl::conll2009, pl::ipipan, pt::conll, ro::rdt, sk::snk, sl::conll, ta::tamiltb, tr::conll, tr::trmorph, tr::trmorph022</text:p>
          </table:table-cell>
          <table:table-cell office:value-type="string" calcext:value-type="string">
            <text:p>https://wiki.ufal.ms.mff.cuni.cz/user:zeman:interset:features#refl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7: bg::conll, cs::cnk, cs::conll, cs::conll2009, cs::pdt, da::conll, fi::conll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6: cs::cnk, cs::conll, cs::conll2009, cs::pdt, cs::pmkkr, fi::conll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derg</text:p>
          </table:table-cell>
          <table:table-cell office:value-type="string" calcext:value-type="string">
            <text:p>1: fi::conll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4: cs::pmkkr, da::conll, fi::conll, hu::conll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1: cs::pmkkr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slng</text:p>
          </table:table-cell>
          <table:table-cell office:value-type="string" calcext:value-type="string">
            <text:p>1: fi::conll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vrnc</text:p>
          </table:table-cell>
          <table:table-cell office:value-type="string" calcext:value-type="string">
            <text:p>1: fi::conll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vulg</text:p>
          </table:table-cell>
          <table:table-cell office:value-type="string" calcext:value-type="string">
            <text:p>1: cs::pmkkr</text:p>
          </table:table-cell>
          <table:table-cell office:value-type="string" calcext:value-type="string">
            <text:p>https://wiki.ufal.ms.mff.cuni.cz/user:zeman:interset:features#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cat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2: bg::conll, nl::conll</text:p>
          </table:table-cell>
          <table:table-cell office:value-type="string" calcext:value-type="string">
            <text:p>https://wiki.ufal.ms.mff.cuni.cz/user:zeman:interset:features#sub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cat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2: bg::conll, nl::conll</text:p>
          </table:table-cell>
          <table:table-cell office:value-type="string" calcext:value-type="string">
            <text:p>https://wiki.ufal.ms.mff.cuni.cz/user:zeman:interset:features#sub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po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3: da::conll, nl::conll, tr::trmorph</text:p>
          </table:table-cell>
          <table:table-cell office:value-type="string" calcext:value-type="string">
            <text:p>https://wiki.ufal.ms.mff.cuni.cz/user:zeman:interset:features#syn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pos</text:p>
          </table:table-cell>
          <table:table-cell office:value-type="string" calcext:value-type="string">
            <text:p>attr</text:p>
          </table:table-cell>
          <table:table-cell office:value-type="string" calcext:value-type="string">
            <text:p>11: da::conll, de::conll, de::conll2009, de::stts, nl::conll, pl::conll2009, pl::ipipan, sl::conll, sv::conll, sv::mamba, tr::trmorph</text:p>
          </table:table-cell>
          <table:table-cell office:value-type="string" calcext:value-type="string">
            <text:p>https://wiki.ufal.ms.mff.cuni.cz/user:zeman:interset:features#syn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pos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3: de::conll, de::conll2009, de::stts</text:p>
          </table:table-cell>
          <table:table-cell office:value-type="string" calcext:value-type="string">
            <text:p>https://wiki.ufal.ms.mff.cuni.cz/user:zeman:interset:features#syn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pos</text:p>
          </table:table-cell>
          <table:table-cell office:value-type="string" calcext:value-type="string">
            <text:p>subst</text:p>
          </table:table-cell>
          <table:table-cell office:value-type="string" calcext:value-type="string">
            <text:p>5: da::conll, nl::conll, pl::conll2009, pl::ipipan, sl::conll</text:p>
          </table:table-cell>
          <table:table-cell office:value-type="string" calcext:value-type="string">
            <text:p>https://wiki.ufal.ms.mff.cuni.cz/user:zeman:interset:features#syn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aor</text:p>
          </table:table-cell>
          <table:table-cell office:value-type="string" calcext:value-type="string">
            <text:p>2: bg::conll, hr::multext</text:p>
          </table:table-cell>
          <table:table-cell office:value-type="string" calcext:value-type="string">
            <text:p>https://wiki.ufal.ms.mff.cuni.cz/user:zeman:interset:features#t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22: ca::conll2009, cs::ajka, cs::cnk, cs::conll, cs::conll2009, cs::multext, cs::pdt, cs::pmk, es::conll2009, grc::conll, hi::conll, it::conll, ja::conll, la::conll, pl::conll2009, pl::ipipan, pt::conll, sk::snk, sl::conll, ta::tamiltb, tr::conll, tr::trmorph022</text:p>
          </table:table-cell>
          <table:table-cell office:value-type="string" calcext:value-type="string">
            <text:p>https://wiki.ufal.ms.mff.cuni.cz/user:zeman:interset:features#t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2: bg::conll, hr::multext</text:p>
          </table:table-cell>
          <table:table-cell office:value-type="string" calcext:value-type="string">
            <text:p>https://wiki.ufal.ms.mff.cuni.cz/user:zeman:interset:features#t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narr</text:p>
          </table:table-cell>
          <table:table-cell office:value-type="string" calcext:value-type="string">
            <text:p>2: tr::conll, tr::trmorph022</text:p>
          </table:table-cell>
          <table:table-cell office:value-type="string" calcext:value-type="string">
            <text:p>https://wiki.ufal.ms.mff.cuni.cz/user:zeman:interset:features#t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34: bg::conll, ca::conll2009, cs::ajka, cs::cnk, cs::conll, cs::conll2009, cs::multext, cs::pdt, cs::pmk, da::conll, de::conll2009, el::conll, en::conll, en::conll2009, en::penn, es::conll2009, fi::conll, grc::conll, hi::conll, hu::conll, it::conll, ja::conll, la::conll, nl::conll, pl::conll2009, pl::ipipan, pt::conll, ru::syntagrus, sk::snk, sl::conll, sv::hajic, ta::tamiltb, tr::conll, tr::trmorph022</text:p>
          </table:table-cell>
          <table:table-cell office:value-type="string" calcext:value-type="string">
            <text:p>https://wiki.ufal.ms.mff.cuni.cz/user:zeman:interset:features#t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36: bg::conll, ca::conll2009, cs::ajka, cs::cnk, cs::conll, cs::conll2009, cs::multext, cs::pdt, cs::pmk, da::conll, de::conll2009, el::conll, en::conll, en::conll2009, en::penn, es::conll2009, fi::conll, grc::conll, hi::conll, hr::multext, hu::conll, it::conll, ja::conll, la::conll, nl::conll, pl::conll2009, pl::ipipan, pt::conll, ru::syntagrus, sk::snk, sl::conll, sv::conll, sv::hajic, sv::mamba, ta::tamiltb, tr::conll</text:p>
          </table:table-cell>
          <table:table-cell office:value-type="string" calcext:value-type="string">
            <text:p>https://wiki.ufal.ms.mff.cuni.cz/user:zeman:interset:features#t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vwus</text:p>
          </table:table-cell>
          <table:table-cell office:value-type="string" calcext:value-type="string">
            <text:p>1: ru::syntagrus</text:p>
          </table:table-cell>
          <table:table-cell office:value-type="string" calcext:value-type="string">
            <text:p>https://wiki.ufal.ms.mff.cuni.cz/user:zeman:interset:features#tens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ypo</text:p>
          </table:table-cell>
          <table:table-cell office:value-type="string" calcext:value-type="string">
            <text:p>3: hu::conll, pt::conll, ru::syntagrus</text:p>
          </table:table-cell>
          <table:table-cell office:value-type="string" calcext:value-type="string">
            <text:p>https://wiki.ufal.ms.mff.cuni.cz/user:zeman:interset:features#ty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: cs::cnk, cs::conll, cs::conll2009, cs::pdt, eu::conll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: cs::cnk, cs::conll, cs::conll2009, cs::pdt, fi::conll, tr::conll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4: bg::conll, hr::multext, pl::conll2009, pl::ipipan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13: bg::conll, cs::cnk, cs::conll, cs::conll2009, cs::multext, cs::pdt, cs::pmk, cs::pmkkr, hr::multext, pl::conll2009, pl::ipipan, ru::syntagrus, sl::conll</text:p>
          </table:table-cell>
          <table:table-cell office:value-type="string" calcext:value-type="string">
            <text:p>https://wiki.ufal.ms.mff.cuni.cz/user:zeman:interset:features#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form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37: ar::conll, ar::conll2007, ar::padt, bg::conll, ca::conll2009, cs::ajka, cs::cnk, cs::conll, cs::conll2009, cs::multext, cs::pdt, cs::pmk, da::conll, de::conll, de::conll2009, de::stts, en::conll, en::conll2009, en::penn, es::conll2009, fi::conll, grc::conll, hi::conll, hr::multext, hu::conll, ja::conll, la::conll, nl::conll, no::conll, pl::conll2009, pl::ipipan, pt::conll, ro::rdt, ru::syntagrus, sk::snk, sl::conll, sv::hajic</text:p>
          </table:table-cell>
          <table:table-cell office:value-type="string" calcext:value-type="string">
            <text:p>https://wiki.ufal.ms.mff.cuni.cz/user:zeman:interset:features#verb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form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11: ca::conll2009, da::conll, es::conll2009, eu::conll, fi::conll, la::conll, pl::conll2009, pl::ipipan, pt::conll, sv::conll, sv::mamba</text:p>
          </table:table-cell>
          <table:table-cell office:value-type="string" calcext:value-type="string">
            <text:p>https://wiki.ufal.ms.mff.cuni.cz/user:zeman:interset:features#verb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for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39: bg::conll, ca::conll2009, cs::ajka, cs::cnk, cs::conll, cs::conll2009, cs::multext, cs::pdt, cs::pmk, da::conll, de::conll, de::conll2009, de::stts, el::conll, en::conll, en::conll2009, en::penn, es::conll2009, eu::conll, fi::conll, grc::conll, hi::conll, hr::multext, hu::conll, it::conll, la::conll, nl::conll, no::conll, pl::conll2009, pl::ipipan, pt::conll, ro::rdt, ru::syntagrus, sk::snk, sl::conll, sv::conll, sv::hajic, sv::mamba, tr::conll</text:p>
          </table:table-cell>
          <table:table-cell office:value-type="string" calcext:value-type="string">
            <text:p>https://wiki.ufal.ms.mff.cuni.cz/user:zeman:interset:features#verb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form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40: bg::conll, ca::conll2009, cs::ajka, cs::cnk, cs::conll, cs::conll2009, cs::multext, cs::pdt, cs::pmk, cs::pmkkr, da::conll, de::conll, de::conll2009, de::stts, el::conll, en::conll, en::conll2009, en::penn, es::conll2009, eu::conll, fi::conll, grc::conll, hi::conll, hr::multext, it::conll, la::conll, nl::conll, pl::conll2009, pl::ipipan, pt::conll, ro::rdt, ru::syntagrus, sk::snk, sl::conll, sv::conll, sv::hajic, sv::mamba, ta::tamiltb, tr::conll, tr::trmorph022</text:p>
          </table:table-cell>
          <table:table-cell office:value-type="string" calcext:value-type="string">
            <text:p>https://wiki.ufal.ms.mff.cuni.cz/user:zeman:interset:features#verb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for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2: sl::conll, sv::hajic</text:p>
          </table:table-cell>
          <table:table-cell office:value-type="string" calcext:value-type="string">
            <text:p>https://wiki.ufal.ms.mff.cuni.cz/user:zeman:interset:features#verb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form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18: bg::conll, cs::ajka, cs::cnk, cs::conll, cs::conll2009, cs::multext, cs::pdt, cs::pmk, hi::conll, hr::multext, hu::conll, ja::conll, pl::conll2009, pl::ipipan, ro::rdt, ru::syntagrus, sk::snk, tr::conll</text:p>
          </table:table-cell>
          <table:table-cell office:value-type="string" calcext:value-type="string">
            <text:p>https://wiki.ufal.ms.mff.cuni.cz/user:zeman:interset:features#verb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type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5: bg::conll, cs::ajka, cs::multext, hr::multext, ja::ipadic</text:p>
          </table:table-cell>
          <table:table-cell office:value-type="string" calcext:value-type="string">
            <text:p>https://wiki.ufal.ms.mff.cuni.cz/user:zeman:interset:features#verb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typ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2: cs::multext, hr::multext</text:p>
          </table:table-cell>
          <table:table-cell office:value-type="string" calcext:value-type="string">
            <text:p>https://wiki.ufal.ms.mff.cuni.cz/user:zeman:interset:features#verb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type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4: cs::multext, en::conll, en::conll2009, en::penn</text:p>
          </table:table-cell>
          <table:table-cell office:value-type="string" calcext:value-type="string">
            <text:p>https://wiki.ufal.ms.mff.cuni.cz/user:zeman:interset:features#verb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type</text:p>
          </table:table-cell>
          <table:table-cell office:value-type="string" calcext:value-type="string">
            <text:p>verbconj</text:p>
          </table:table-cell>
          <table:table-cell office:value-type="string" calcext:value-type="string">
            <text:p>4: cs::cnk, cs::conll, cs::conll2009, cs::pdt</text:p>
          </table:table-cell>
          <table:table-cell office:value-type="string" calcext:value-type="string">
            <text:p>https://wiki.ufal.ms.mff.cuni.cz/user:zeman:interset:features#verb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24: ar::conll2007, ar::padt, bg::conll, cs::ajka, cs::cnk, cs::conll, cs::conll2009, cs::multext, cs::pdt, cs::pmk, da::conll, el::conll, fa::conll, fi::conll, grc::conll, hi::conll, la::conll, pl::conll2009, pl::ipipan, sk::snk, sl::conll, sv::hajic, ta::tamiltb, te::conll</text:p>
          </table:table-cell>
          <table:table-cell office:value-type="string" calcext:value-type="string">
            <text:p>https://wiki.ufal.ms.mff.cuni.cz/user:zeman:interset:features#v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2: tr::conll, tr::trmorph022</text:p>
          </table:table-cell>
          <table:table-cell office:value-type="string" calcext:value-type="string">
            <text:p>https://wiki.ufal.ms.mff.cuni.cz/user:zeman:interset:features#v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: ar::conll, ar::conll2007, ar::padt, bg::conll, cs::ajka, cs::cnk, cs::conll, cs::conll2009, cs::multext, cs::pdt, cs::pmk, da::conll, el::conll, fa::conll, fi::conll, grc::conll, hi::conll, la::conll, pl::conll2009, pl::ipipan, ru::syntagrus, sk::snk, sl::conll, sv::hajic, ta::tamiltb, tr::conll, tr::trmorph022</text:p>
          </table:table-cell>
          <table:table-cell office:value-type="string" calcext:value-type="string">
            <text:p>https://wiki.ufal.ms.mff.cuni.cz/user:zeman:interset:features#v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2: tr::conll, tr::trmorph022</text:p>
          </table:table-cell>
          <table:table-cell office:value-type="string" calcext:value-type="string">
            <text:p>https://wiki.ufal.ms.mff.cuni.cz/user:zeman:interset:features#voic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4-08-13T14:37:55.743000000</meta:creation-date>
    <dc:date>2014-08-13T14:41:21.466000000</dc:date>
    <dc:creator>Daniel Zeman</dc:creator>
    <meta:editing-duration>P0D</meta:editing-duration>
    <meta:editing-cycles>1</meta:editing-cycles>
    <meta:document-statistic meta:table-count="1" meta:cell-count="964" meta:object-count="0"/>
    <meta:generator>LibreOffice/4.1.4.2$Windows_x86 LibreOffice_project/0a0440ccc0227ad9829de5f46be37cfb6edcf72</meta:generator>
  </office:meta>
</office:document-meta>
</file>